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8871" officeooo:paragraph-rsid="00158871"/>
    </style:style>
    <style:style style:name="P2" style:family="paragraph" style:parent-style-name="Standard">
      <style:text-properties style:text-underline-style="solid" style:text-underline-width="auto" style:text-underline-color="font-color" officeooo:rsid="0016af47" officeooo:paragraph-rsid="0016af47"/>
    </style:style>
    <style:style style:name="P3" style:family="paragraph" style:parent-style-name="Standard">
      <style:text-properties style:text-underline-style="solid" style:text-underline-width="auto" style:text-underline-color="font-color" officeooo:rsid="001794fc" officeooo:paragraph-rsid="001794fc"/>
    </style:style>
    <style:style style:name="P4" style:family="paragraph" style:parent-style-name="Standard">
      <style:text-properties style:text-underline-style="none" officeooo:rsid="00158871" officeooo:paragraph-rsid="00158871"/>
    </style:style>
    <style:style style:name="P5" style:family="paragraph" style:parent-style-name="Standard" style:list-style-name="L2">
      <style:text-properties style:text-underline-style="none" officeooo:rsid="0015e722" officeooo:paragraph-rsid="0015e722"/>
    </style:style>
    <style:style style:name="P6" style:family="paragraph" style:parent-style-name="Standard" style:list-style-name="L2">
      <style:text-properties style:text-underline-style="none" officeooo:rsid="0016af47" officeooo:paragraph-rsid="0016af47"/>
    </style:style>
    <style:style style:name="P7" style:family="paragraph" style:parent-style-name="Standard" style:list-style-name="L3">
      <style:text-properties style:text-underline-style="none" officeooo:rsid="0016af47" officeooo:paragraph-rsid="0016af47"/>
    </style:style>
    <style:style style:name="P8" style:family="paragraph" style:parent-style-name="Standard" style:list-style-name="L3">
      <style:text-properties style:text-underline-style="none" officeooo:rsid="0016cc42" officeooo:paragraph-rsid="0016cc42"/>
    </style:style>
    <style:style style:name="P9" style:family="paragraph" style:parent-style-name="Standard" style:list-style-name="L3">
      <style:text-properties style:text-underline-style="none" officeooo:rsid="0016cc42" officeooo:paragraph-rsid="001794fc"/>
    </style:style>
    <style:style style:name="P10" style:family="paragraph" style:parent-style-name="Standard" style:list-style-name="L3">
      <style:text-properties style:text-underline-style="none" officeooo:rsid="001794fc" officeooo:paragraph-rsid="001794fc"/>
    </style:style>
    <style:style style:name="P11" style:family="paragraph" style:parent-style-name="Standard" style:list-style-name="L4">
      <style:text-properties style:text-underline-style="none" officeooo:rsid="0017b26a" officeooo:paragraph-rsid="0017b26a"/>
    </style:style>
    <style:style style:name="P12" style:family="paragraph" style:parent-style-name="Standard" style:list-style-name="L4">
      <style:text-properties style:text-underline-style="none" officeooo:rsid="00198f8b" officeooo:paragraph-rsid="00198f8b"/>
    </style:style>
    <style:style style:name="P13" style:family="paragraph" style:parent-style-name="Standard" style:list-style-name="L1">
      <style:text-properties style:text-line-through-style="solid" style:text-line-through-type="single" style:text-underline-style="none" officeooo:rsid="00158871" officeooo:paragraph-rsid="00158871"/>
    </style:style>
    <style:style style:name="P14" style:family="paragraph" style:parent-style-name="Standard">
      <style:text-properties style:text-line-through-style="solid" style:text-line-through-type="single" style:text-underline-style="none" officeooo:rsid="00158871" officeooo:paragraph-rsid="00158871"/>
    </style:style>
    <style:style style:name="P15" style:family="paragraph" style:parent-style-name="Standard">
      <style:text-properties style:text-line-through-style="solid" style:text-line-through-type="single" style:text-underline-style="solid" style:text-underline-width="auto" style:text-underline-color="font-color" officeooo:rsid="00158871" officeooo:paragraph-rsid="00158871"/>
    </style:style>
    <style:style style:name="P16" style:family="paragraph" style:parent-style-name="Standard" style:list-style-name="L2">
      <style:text-properties officeooo:rsid="0016af47" officeooo:paragraph-rsid="0016af47"/>
    </style:style>
    <style:style style:name="P17" style:family="paragraph" style:parent-style-name="Standard" style:list-style-name="L3">
      <style:text-properties officeooo:paragraph-rsid="0016af4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e722"/>
    </style:style>
    <style:style style:name="T3" style:family="text">
      <style:text-properties style:text-underline-style="none" officeooo:rsid="0016af47"/>
    </style:style>
    <style:style style:name="T4" style:family="text">
      <style:text-properties style:text-underline-style="none" officeooo:rsid="0016cc42"/>
    </style:style>
    <style:style style:name="T5" style:family="text">
      <style:text-properties style:text-underline-style="none" officeooo:rsid="0018f6ea"/>
    </style:style>
    <style:style style:name="T6" style:family="text">
      <style:text-properties style:text-underline-style="none" officeooo:rsid="001c4aaf"/>
    </style:style>
    <style:style style:name="T7" style:family="text">
      <style:text-properties officeooo:rsid="0017b26a"/>
    </style:style>
    <style:style style:name="T8" style:family="text">
      <style:text-properties officeooo:rsid="0018f6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cription</text:p>
      <text:p text:style-name="P15"/>
      <text:list xml:id="list20807529" text:style-name="L1">
        <text:list-item>
          <text:p text:style-name="P13">Verification des champs :</text:p>
          <text:list>
            <text:list-item>
              <text:p text:style-name="P13">prenom-nom : que des lettres</text:p>
            </text:list-item>
            <text:list-item>
              <text:p text:style-name="P13">date de naissance : format 00/00/0000 (placeholder pour notifier à l’utilisateur)</text:p>
            </text:list-item>
            <text:list-item>
              <text:p text:style-name="P13">ville : que des lettres</text:p>
            </text:list-item>
            <text:list-item>
              <text:p text:style-name="P13">email-confirmer-email: format normé </text:p>
            </text:list-item>
            <text:list-item>
              <text:p text:style-name="P13">mot de passe-confirm : au moins une lettre &amp;&amp; chiffre / </text:p>
            </text:list-item>
          </text:list>
        </text:list-item>
      </text:list>
      <text:p text:style-name="P14">Verifier que tous les champs sont remplis !</text:p>
      <text:p text:style-name="P4"/>
      <text:p text:style-name="P1">Recherche</text:p>
      <text:list xml:id="list2277350243" text:style-name="L2">
        <text:list-item>
          <text:p text:style-name="P5">AJAX : <text:span text:style-name="T7">Filtrage </text:span></text:p>
          <text:list>
            <text:list-item>
              <text:p text:style-name="P5">Récupérer badge<text:span text:style-name="T8">s</text:span> profil <text:span text:style-name="T8">via requête GET → reponse </text:span>HTML par rapport au pref </text:p>
            </text:list-item>
            <text:list-item>
              <text:p text:style-name="P5">Envoie GET cinema / litterature / musique</text:p>
            </text:list-item>
            <text:list-item>
              <text:p text:style-name="P16"><text:span text:style-name="T2">R</text:span><text:span text:style-name="T1">ecupérer le HTML de chaque badge profil</text:span></text:p>
            </text:list-item>
          </text:list>
        </text:list-item>
        <text:list-item>
          <text:p text:style-name="P6">Design</text:p>
          <text:list>
            <text:list-item>
              <text:p text:style-name="P6">agrandissement photo au passage souris + texte voir profil</text:p>
            </text:list-item>
            <text:list-item>
              <text:p text:style-name="P6">clique sur photo → photo sur tout l’ecran avec fond opaque</text:p>
            </text:list-item>
          </text:list>
        </text:list-item>
      </text:list>
      <text:p text:style-name="P2">Swipe !</text:p>
      <text:list xml:id="list3547972747" text:style-name="L3">
        <text:list-item>
          <text:p text:style-name="P7">AJAX : Like / Dislike</text:p>
          <text:list>
            <text:list-item>
              <text:p text:style-name="P17"><text:span text:style-name="T3">Envoie d’une requête </text:span><text:span text:style-name="T5">POST avec </text:span><text:span text:style-name="T4">object = {</text:span><text:span text:style-name="T3"> POST[‘like’] <text:s/>= <text:s/>true / false,</text:span><text:span text:style-name="T4"> POST[‘id_usr’] , </text:span><text:span text:style-name="T6">POST[‘id_dest’]</text:span><text:span text:style-name="T4">}</text:span></text:p>
            </text:list-item>
            <text:list-item>
              <text:p text:style-name="P7">Recup par requête GET du prochain profil</text:p>
            </text:list-item>
          </text:list>
        </text:list-item>
        <text:list-item>
          <text:p text:style-name="P8">Design :</text:p>
          <text:list>
            <text:list-item>
              <text:p text:style-name="P9">Photo du prochain profil caché derrrière la photo actuelle</text:p>
            </text:list-item>
            <text:list-item>
              <text:p text:style-name="P10">Bouton like / dislike → hover :couleur / clique = couleur 1 sec + vibration</text:p>
              <text:p text:style-name="P10"/>
            </text:list-item>
          </text:list>
        </text:list-item>
      </text:list>
      <text:p text:style-name="P3">Chat</text:p>
      <text:list xml:id="list468516994" text:style-name="L4">
        <text:list-item>
          <text:p text:style-name="P11">AJAX</text:p>
          <text:list>
            <text:list-item>
              <text:p text:style-name="P11">Recup des messages via requête GET → reponse HTML</text:p>
            </text:list-item>
            <text:list-item>
              <text:p text:style-name="P12">Recup des conversation via requête GET → reponse HTML</text:p>
            </text:list-item>
            <text:list-item>
              <text:p text:style-name="P12">Recupe la conversion au clique via requête GET → reponse HTML</text:p>
            </text:list-item>
            <text:list-item>
              <text:p text:style-name="P11">Envoi d’un message via requête POST → <text:span text:style-name="T8">object = {id_usr_exp, id_usr_dest, message}</text:span></text:p>
            </text:list-item>
          </text:list>
        </text:list-item>
        <text:list-item>
          <text:p text:style-name="P11">Design</text:p>
          <text:list>
            <text:list-item>
              <text:p text:style-name="P12">Bulle jour séparant les messages par jour / bulle fixée</text:p>
            </text:list-item>
            <text:list-item>
              <text:p text:style-name="P12">Système émoticone si on est chaud</text:p>
            </text:list-item>
          </text:list>
        </text:list-item>
      </text:list>
      <text:list xml:id="list172216028102555" text:continue-list="list3547972747" text:style-name="L3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8:02:09.351412553</meta:creation-date>
    <meta:editing-duration>PT2H7M42S</meta:editing-duration>
    <meta:editing-cycles>5</meta:editing-cycles>
    <meta:generator>LibreOffice/6.4.3.2$Linux_X86_64 LibreOffice_project/40$Build-2</meta:generator>
    <dc:date>2020-05-29T17:22:14.529560513</dc:date>
    <meta:document-statistic meta:table-count="0" meta:image-count="0" meta:object-count="0" meta:page-count="1" meta:paragraph-count="34" meta:word-count="245" meta:character-count="1296" meta:non-whitespace-character-count="1106"/>
  </office:meta>
</office:document-meta>
</file>